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Segoe UI1"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1"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1"/>
    </style:style>
    <style:style style:name="P2" style:family="paragraph" style:parent-style-name="Code">
      <style:text-properties officeooo:rsid="00179168" officeooo:paragraph-rsid="00179168"/>
    </style:style>
    <style:style style:name="P3" style:family="paragraph" style:parent-style-name="Code">
      <style:text-properties officeooo:rsid="0017ed36" officeooo:paragraph-rsid="0017ed36"/>
    </style:style>
    <style:style style:name="P4" style:family="paragraph" style:parent-style-name="Code">
      <style:text-properties officeooo:paragraph-rsid="00185ebf"/>
    </style:style>
    <style:style style:name="P5"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6" style:family="paragraph" style:parent-style-name="Body_20_Text_20_Cont">
      <style:text-properties officeooo:paragraph-rsid="001857d7"/>
    </style:style>
    <style:style style:name="P7" style:family="paragraph" style:parent-style-name="Chapter_20_Title">
      <style:text-properties fo:color="#bfbfbf" style:font-name="ZapfDingbats" fo:font-size="14pt" officeooo:paragraph-rsid="0017a7e6" style:font-name-asian="ZapfDingbats" style:font-size-asian="14pt" style:font-name-complex="ZapfDingbats" style:font-size-complex="14pt"/>
    </style:style>
    <style:style style:name="P8" style:family="paragraph" style:parent-style-name="Chapter_20_Title">
      <style:text-properties officeooo:paragraph-rsid="0017a7e6"/>
    </style:style>
    <style:style style:name="P9" style:family="paragraph" style:parent-style-name="Standard">
      <style:paragraph-properties fo:text-align="justify" style:justify-single-word="false"/>
      <style:text-properties officeooo:paragraph-rsid="0017a7e6"/>
    </style:style>
    <style:style style:name="P10" style:family="paragraph" style:parent-style-name="Chapter_20_Number" style:master-page-name="Standard">
      <style:paragraph-properties style:page-number="auto"/>
      <style:text-properties officeooo:paragraph-rsid="0017a7e6"/>
    </style:style>
    <style:style style:name="P11" style:family="paragraph" style:parent-style-name="Body_20_Text_20_Cont">
      <style:text-properties officeooo:rsid="001e9c98" officeooo:paragraph-rsid="001e9c98"/>
    </style:style>
    <style:style style:name="P12" style:family="paragraph" style:parent-style-name="Code">
      <style:text-properties style:font-name-asian="TheSansMonoConNormal1"/>
    </style:style>
    <style:style style:name="P13"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4" style:family="paragraph" style:parent-style-name="Code">
      <style:text-properties officeooo:paragraph-rsid="00185ebf"/>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style:text-autospace="none"/>
    </style:style>
    <style:style style:name="T1" style:family="text">
      <style:text-properties fo:language="zxx" fo:country="none" fo:font-weight="bold" style:font-weight-asian="bold" style:font-name-complex="TheSansMonoCondensed-SemiLight"/>
    </style:style>
    <style:style style:name="T2" style:family="text">
      <style:text-properties fo:language="zxx" fo:country="none" fo:font-weight="bold" style:font-weight-asian="bold" style:font-name-complex="TheSansMonoCondensed-SemiLight" style:font-weight-complex="bold"/>
    </style:style>
    <style:style style:name="T3" style:family="text">
      <style:text-properties style:font-name-complex="TheSansMonoCondensed-SemiLight"/>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font-name="Utopia-Bold" style:font-name-complex="Utopia-Bold"/>
    </style:style>
    <style:style style:name="T7" style:family="text">
      <style:text-properties fo:font-weight="bold" style:font-weight-asian="bold"/>
    </style:style>
    <style:style style:name="T8" style:family="text">
      <style:text-properties fo:font-weight="bold" style:font-weight-asian="bold" style:font-name-complex="TheSansMonoCondensed-SemiLight"/>
    </style:style>
    <style:style style:name="T9" style:family="text">
      <style:text-properties fo:font-weight="bold" style:font-name-asian="HelveticaNeue Condensed1" style:font-weight-asian="bold"/>
    </style:style>
    <style:style style:name="T10" style:family="text">
      <style:text-properties style:font-name-asian="TheSansMonoConNormal1"/>
    </style:style>
    <style:style style:name="T11" style:family="text">
      <style:text-properties officeooo:rsid="00179168" style:font-name-asian="TheSansMonoConNormal1"/>
    </style:style>
    <style:style style:name="T12" style:family="text">
      <style:text-properties officeooo:rsid="00185ebf" style:font-name-asian="TheSansMonoConNormal1"/>
    </style:style>
    <style:style style:name="T13" style:family="text">
      <style:text-properties style:font-name="TheSansMonoCondensed-Bold" style:font-name-complex="TheSansMonoCondensed-Bold"/>
    </style:style>
    <style:style style:name="T14" style:family="text">
      <style:text-properties fo:font-style="italic" style:font-style-asian="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7" style:family="text">
      <style:text-properties style:use-window-font-color="true" style:font-name="TheSansMonoConNormal" fo:font-size="11pt" fo:language="zxx" fo:country="none" officeooo:rsid="00185ebf" style:font-name-asian="Calibri" style:font-size-asian="11pt" style:language-asian="zxx" style:country-asian="none" style:font-name-complex="TheSansMonoConNormal" style:font-size-complex="11pt" style:language-complex="ar" style:country-complex="SA"/>
    </style:style>
    <style:style style:name="T18" style:family="text">
      <style:text-properties style:use-window-font-color="true" style:font-name="Utopia1" fo:font-size="11pt" fo:language="en" fo:country="GB" officeooo:rsid="001857d7" style:font-name-asian="Calibri" style:font-size-asian="11pt" style:font-name-complex="Utopia1" style:font-size-complex="11pt" style:language-complex="ar" style:country-complex="SA"/>
    </style:style>
    <style:style style:name="T19" style:family="text">
      <style:text-properties officeooo:rsid="00179168"/>
    </style:style>
    <style:style style:name="T20" style:family="text">
      <style:text-properties officeooo:rsid="0014eb72"/>
    </style:style>
    <style:style style:name="T21" style:family="text">
      <style:text-properties officeooo:rsid="0017a7e6"/>
    </style:style>
    <style:style style:name="T22" style:family="text">
      <style:text-properties officeooo:rsid="001857d7"/>
    </style:style>
    <style:style style:name="T23" style:family="text">
      <style:text-properties fo:language="en" fo:country="GB" officeooo:rsid="001857d7" style:font-name-asian="Calibri" style:font-size-complex="11pt" style:language-complex="ar" style:country-complex="SA"/>
    </style:style>
    <style:style style:name="T24" style:family="text">
      <style:text-properties officeooo:rsid="00185ebf"/>
    </style:style>
    <style:style style:name="T25" style:family="text">
      <style:text-properties officeooo:rsid="0019c631"/>
    </style:style>
    <style:style style:name="T26"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733377936" text:id="ct94365733377936">
          <text:insertion>
            <office:change-info>
              <dc:creator>Ray Lischner</dc:creator>
              <dc:date>2020-04-27T17:47:21</dc:date>
            </office:change-info>
          </text:insertion>
        </text:changed-region>
        <text:changed-region xml:id="ct94365808238048" text:id="ct94365808238048">
          <text:deletion>
            <office:change-info>
              <dc:creator>Ray Lischner</dc:creator>
              <dc:date>2020-04-28T10:20:03</dc:date>
            </office:change-info>
            <text:p text:style-name="Body_20_Text_20_First"/>
            <text:p text:style-name="Chapter_20_Title"/>
            <text:p text:style-name="Body_20_Text_20_First"/>
          </text:deletion>
        </text:changed-region>
        <text:changed-region xml:id="ct94365789192032" text:id="ct94365789192032">
          <text:deletion>
            <office:change-info>
              <dc:creator>Ray Lischner</dc:creator>
              <dc:date>2020-04-27T17:48:36</dc:date>
            </office:change-info>
            <text:p text:style-name="P5">#include &lt;iostream&gt;</text:p>
          </text:deletion>
        </text:changed-region>
        <text:changed-region xml:id="ct94365831113728" text:id="ct94365831113728">
          <text:insertion>
            <office:change-info>
              <dc:creator>Ray Lischner</dc:creator>
              <dc:date>2020-04-27T17:48:36</dc:date>
            </office:change-info>
          </text:insertion>
        </text:changed-region>
        <text:changed-region xml:id="ct94365729191920" text:id="ct94365729191920">
          <text:insertion>
            <office:change-info>
              <dc:creator>Ray Lischner</dc:creator>
              <dc:date>2020-04-27T17:53:12</dc:date>
            </office:change-info>
          </text:insertion>
        </text:changed-region>
        <text:changed-region xml:id="ct94365821694656" text:id="ct94365821694656">
          <text:insertion>
            <office:change-info>
              <dc:creator>Ray Lischner</dc:creator>
              <dc:date>2020-04-27T17:54:01</dc:date>
            </office:change-info>
          </text:insertion>
        </text:changed-region>
        <text:changed-region xml:id="ct94365848343664" text:id="ct94365848343664">
          <text:insertion>
            <office:change-info>
              <dc:creator>Ray Lischner</dc:creator>
              <dc:date>2020-04-27T17:52:01</dc:date>
            </office:change-info>
          </text:insertion>
        </text:changed-region>
        <text:changed-region xml:id="ct94365806401920" text:id="ct94365806401920">
          <text:deletion>
            <office:change-info>
              <dc:creator>Ray Lischner</dc:creator>
              <dc:date>2020-04-27T17:48:36</dc:date>
            </office:change-info>
            <text:p text:style-name="Code">#include &lt;iostream&gt;</text:p>
          </text:deletion>
        </text:changed-region>
        <text:changed-region xml:id="ct94365712642048" text:id="ct94365712642048">
          <text:insertion>
            <office:change-info>
              <dc:creator>Ray Lischner</dc:creator>
              <dc:date>2020-04-27T17:48:36</dc:date>
            </office:change-info>
          </text:insertion>
        </text:changed-region>
        <text:changed-region xml:id="ct94365728488544" text:id="ct94365728488544">
          <text:deletion>
            <office:change-info>
              <dc:creator>Ray Lischner</dc:creator>
              <dc:date>2020-04-04T01:50:58</dc:date>
            </office:change-info>
            <text:p text:style-name="Code"/>
            <text:p text:style-name="Code"/>
            <text:p text:style-name="Code"/>
            <text:p text:style-name="Code"/>
            <text:p text:style-name="Code"/>
            <text:p text:style-name="Code"/>
          </text:deletion>
        </text:changed-region>
        <text:changed-region xml:id="ct94365787832720" text:id="ct94365787832720">
          <text:insertion>
            <office:change-info>
              <dc:creator>Ray Lischner</dc:creator>
              <dc:date>2020-04-27T17:49:09</dc:date>
            </office:change-info>
          </text:insertion>
        </text:changed-region>
        <text:changed-region xml:id="ct94365786358720" text:id="ct94365786358720">
          <text:deletion>
            <office:change-info>
              <dc:creator>Ray Lischner</dc:creator>
              <dc:date>2020-04-27T17:48:36</dc:date>
            </office:change-info>
            <text:p text:style-name="P5">#include &lt;iostream&gt;</text:p>
          </text:deletion>
        </text:changed-region>
        <text:changed-region xml:id="ct94365714433712" text:id="ct94365714433712">
          <text:insertion>
            <office:change-info>
              <dc:creator>Ray Lischner</dc:creator>
              <dc:date>2020-04-27T17:48:36</dc:date>
            </office:change-info>
          </text:insertion>
        </text:changed-region>
        <text:changed-region xml:id="ct94365714934048" text:id="ct94365714934048">
          <text:deletion>
            <office:change-info>
              <dc:creator>Ray Lischner</dc:creator>
              <dc:date>2020-04-27T17:48:36</dc:date>
            </office:change-info>
            <text:p text:style-name="P5">#include &lt;string&gt;</text:p>
          </text:deletion>
        </text:changed-region>
        <text:changed-region xml:id="ct94365797948000" text:id="ct94365797948000">
          <text:insertion>
            <office:change-info>
              <dc:creator>Ray Lischner</dc:creator>
              <dc:date>2020-04-27T17:48:36</dc:date>
            </office:change-info>
          </text:insertion>
        </text:changed-region>
        <text:changed-region xml:id="ct94365742659808" text:id="ct94365742659808">
          <text:deletion>
            <office:change-info>
              <dc:creator>Ray Lischner</dc:creator>
              <dc:date>2020-04-27T17:49:13</dc:date>
            </office:change-info>
            <text:p text:style-name="Code"/>
            <text:p text:style-name="P1"/>
            <text:p text:style-name="Code"/>
          </text:deletion>
        </text:changed-region>
        <text:changed-region xml:id="ct94365850295760" text:id="ct94365850295760">
          <text:deletion>
            <office:change-info>
              <dc:creator>Ray Lischner</dc:creator>
              <dc:date>2020-05-06T13:06:27</dc:date>
            </office:change-info>
            <text:p text:style-name="Note_2f_Tip_2f_Caution"/>
            <text:p text:style-name="Standard"/>
          </text:deletion>
        </text:changed-region>
        <text:changed-region xml:id="ct94365823701456" text:id="ct94365823701456">
          <text:deletion>
            <office:change-info>
              <dc:creator>Ray Lischner</dc:creator>
              <dc:date>2020-04-27T17:48:36</dc:date>
            </office:change-info>
            <text:p text:style-name="P4">#include &lt;iostream&gt;</text:p>
          </text:deletion>
        </text:changed-region>
        <text:changed-region xml:id="ct94365830708496" text:id="ct94365830708496">
          <text:insertion>
            <office:change-info>
              <dc:creator>Ray Lischner</dc:creator>
              <dc:date>2020-04-27T17:48:36</dc:date>
            </office:change-info>
          </text:insertion>
        </text:changed-region>
        <text:changed-region xml:id="ct94365822953136" text:id="ct94365822953136">
          <text:deletion>
            <office:change-info>
              <dc:creator>Ray Lischner</dc:creator>
              <dc:date>2020-04-27T17:48:36</dc:date>
            </office:change-info>
            <text:p text:style-name="Code">#include &lt;iterator&gt;</text:p>
          </text:deletion>
        </text:changed-region>
        <text:changed-region xml:id="ct94365844803232" text:id="ct94365844803232">
          <text:insertion>
            <office:change-info>
              <dc:creator>Ray Lischner</dc:creator>
              <dc:date>2020-04-27T17:48:36</dc:date>
            </office:change-info>
          </text:insertion>
        </text:changed-region>
        <text:changed-region xml:id="ct94365844803472" text:id="ct94365844803472">
          <text:insertion>
            <office:change-info>
              <dc:creator>Ray Lischner</dc:creator>
              <dc:date>2020-04-27T17:57:33</dc:date>
            </office:change-info>
          </text:insertion>
        </text:changed-region>
        <text:changed-region xml:id="ct94365804341184" text:id="ct94365804341184">
          <text:insertion>
            <office:change-info>
              <dc:creator>Ray Lischner</dc:creator>
              <dc:date>2020-04-04T01:51:19</dc:date>
            </office:change-info>
          </text:insertion>
        </text:changed-region>
        <text:changed-region xml:id="ct94365797552208" text:id="ct94365797552208">
          <text:insertion>
            <office:change-info>
              <dc:creator>Ray Lischner</dc:creator>
              <dc:date>2020-04-27T17:48:36</dc:date>
            </office:change-info>
          </text:insertion>
        </text:changed-region>
        <text:changed-region xml:id="ct94365700668528" text:id="ct94365700668528">
          <text:insertion>
            <office:change-info>
              <dc:creator>Ray Lischner</dc:creator>
              <dc:date>2020-04-27T17:57:41</dc:date>
            </office:change-info>
          </text:insertion>
        </text:changed-region>
        <text:changed-region xml:id="ct94365700668768" text:id="ct94365700668768">
          <text:deletion>
            <office:change-info>
              <dc:creator>Ray Lischner</dc:creator>
              <dc:date>2020-04-04T01:51:37</dc:date>
            </office:change-info>
            <text:p text:style-name="Code"><text:span text:style-name="T11">3</text:span></text:p>
          </text:deletion>
        </text:changed-region>
        <text:changed-region xml:id="ct94365790181952" text:id="ct94365790181952">
          <text:deletion>
            <office:change-info>
              <dc:creator>Ray Lischner</dc:creator>
              <dc:date>2020-04-27T17:48:36</dc:date>
            </office:change-info>
            <text:p text:style-name="Code">#include &lt;vector&gt;</text:p>
          </text:deletion>
        </text:changed-region>
        <text:changed-region xml:id="ct94365790182192" text:id="ct94365790182192">
          <text:insertion>
            <office:change-info>
              <dc:creator>Ray Lischner</dc:creator>
              <dc:date>2020-04-27T17:48:36</dc:date>
            </office:change-info>
          </text:insertion>
        </text:changed-region>
        <text:changed-region xml:id="ct94365855363360" text:id="ct94365855363360">
          <text:insertion>
            <office:change-info>
              <dc:creator>Ray Lischner</dc:creator>
              <dc:date>2020-04-27T17:57:42</dc:date>
            </office:change-info>
          </text:insertion>
        </text:changed-region>
        <text:changed-region xml:id="ct94365907179856" text:id="ct94365907179856">
          <text:deletion>
            <office:change-info>
              <dc:creator>Ray Lischner</dc:creator>
              <dc:date>2020-04-04T01:51:38</dc:date>
            </office:change-info>
            <text:p text:style-name="Code"><text:span text:style-name="T11">4</text:span></text:p>
          </text:deletion>
        </text:changed-region>
        <text:changed-region xml:id="ct94365820066032" text:id="ct94365820066032">
          <text:insertion>
            <office:change-info>
              <dc:creator>Ray Lischner</dc:creator>
              <dc:date>2020-04-27T17:57:43</dc:date>
            </office:change-info>
          </text:insertion>
        </text:changed-region>
        <text:changed-region xml:id="ct94365820066272" text:id="ct94365820066272">
          <text:deletion>
            <office:change-info>
              <dc:creator>Ray Lischner</dc:creator>
              <dc:date>2020-04-04T01:51:39</dc:date>
            </office:change-info>
            <text:p text:style-name="Code"><text:span text:style-name="T11">5</text:span></text:p>
          </text:deletion>
        </text:changed-region>
        <text:changed-region xml:id="ct94365728470208" text:id="ct94365728470208">
          <text:insertion>
            <office:change-info>
              <dc:creator>Ray Lischner</dc:creator>
              <dc:date>2020-04-27T17:57:44</dc:date>
            </office:change-info>
          </text:insertion>
        </text:changed-region>
        <text:changed-region xml:id="ct94365714110944" text:id="ct94365714110944">
          <text:deletion>
            <office:change-info>
              <dc:creator>Ray Lischner</dc:creator>
              <dc:date>2020-04-04T01:51:40</dc:date>
            </office:change-info>
            <text:p text:style-name="Code"><text:span text:style-name="T11">6</text:span></text:p>
          </text:deletion>
        </text:changed-region>
        <text:changed-region xml:id="ct94365715539312" text:id="ct94365715539312">
          <text:insertion>
            <office:change-info>
              <dc:creator>Ray Lischner</dc:creator>
              <dc:date>2020-04-27T17:57:45</dc:date>
            </office:change-info>
          </text:insertion>
        </text:changed-region>
        <text:changed-region xml:id="ct94365715539552" text:id="ct94365715539552">
          <text:deletion>
            <office:change-info>
              <dc:creator>Ray Lischner</dc:creator>
              <dc:date>2020-04-04T01:51:41</dc:date>
            </office:change-info>
            <text:p text:style-name="Code"><text:span text:style-name="T11">7</text:span></text:p>
          </text:deletion>
        </text:changed-region>
        <text:changed-region xml:id="ct94365796361856" text:id="ct94365796361856">
          <text:insertion>
            <office:change-info>
              <dc:creator>Ray Lischner</dc:creator>
              <dc:date>2020-04-27T17:57:51</dc:date>
            </office:change-info>
          </text:insertion>
        </text:changed-region>
        <text:changed-region xml:id="ct94365874689392" text:id="ct94365874689392">
          <text:deletion>
            <office:change-info>
              <dc:creator>Ray Lischner</dc:creator>
              <dc:date>2020-04-27T17:57:47</dc:date>
            </office:change-info>
            <text:p text:style-name="Code"><text:span text:style-name="T12"><text:s/></text:span></text:p>
          </text:deletion>
        </text:changed-region>
        <text:changed-region xml:id="ct94365874689152" text:id="ct94365874689152">
          <text:deletion>
            <office:change-info>
              <dc:creator>Ray Lischner</dc:creator>
              <dc:date>2020-04-04T01:51:42</dc:date>
            </office:change-info>
            <text:p text:style-name="Code"><text:span text:style-name="T11">8</text:span></text:p>
          </text:deletion>
        </text:changed-region>
        <text:changed-region xml:id="ct94365804870112" text:id="ct94365804870112">
          <text:insertion>
            <office:change-info>
              <dc:creator>Ray Lischner</dc:creator>
              <dc:date>2020-04-04T01:51:43</dc:date>
            </office:change-info>
          </text:insertion>
        </text:changed-region>
        <text:changed-region xml:id="ct94365823619792" text:id="ct94365823619792">
          <text:insertion>
            <office:change-info>
              <dc:creator>Ray Lischner</dc:creator>
              <dc:date>2020-04-27T17:57:53</dc:date>
            </office:change-info>
          </text:insertion>
        </text:changed-region>
        <text:changed-region xml:id="ct94365839352208" text:id="ct94365839352208">
          <text:deletion>
            <office:change-info>
              <dc:creator>Ray Lischner</dc:creator>
              <dc:date>2020-04-04T01:51:43</dc:date>
            </office:change-info>
            <text:p text:style-name="Code"><text:span text:style-name="T11"><text:s/>9</text:span></text:p>
          </text:deletion>
        </text:changed-region>
        <text:changed-region xml:id="ct94365791571232" text:id="ct94365791571232">
          <text:insertion>
            <office:change-info>
              <dc:creator>Ray Lischner</dc:creator>
              <dc:date>2020-04-27T17:57:54</dc:date>
            </office:change-info>
          </text:insertion>
        </text:changed-region>
        <text:changed-region xml:id="ct94365904813696" text:id="ct94365904813696">
          <text:deletion>
            <office:change-info>
              <dc:creator>Ray Lischner</dc:creator>
              <dc:date>2020-04-04T01:51:44</dc:date>
            </office:change-info>
            <text:p text:style-name="Code"><text:span text:style-name="T19">0</text:span></text:p>
          </text:deletion>
        </text:changed-region>
        <text:changed-region xml:id="ct94365793896176" text:id="ct94365793896176">
          <text:insertion>
            <office:change-info>
              <dc:creator>Ray Lischner</dc:creator>
              <dc:date>2020-04-27T17:57:55</dc:date>
            </office:change-info>
          </text:insertion>
        </text:changed-region>
        <text:changed-region xml:id="ct94365738484848" text:id="ct94365738484848">
          <text:deletion>
            <office:change-info>
              <dc:creator>Ray Lischner</dc:creator>
              <dc:date>2020-04-04T01:51:45</dc:date>
            </office:change-info>
            <text:p text:style-name="Code"><text:span text:style-name="T19">1</text:span></text:p>
          </text:deletion>
        </text:changed-region>
        <text:changed-region xml:id="ct94365810152624" text:id="ct94365810152624">
          <text:insertion>
            <office:change-info>
              <dc:creator>Ray Lischner</dc:creator>
              <dc:date>2020-04-27T17:59:11</dc:date>
            </office:change-info>
          </text:insertion>
        </text:changed-region>
        <text:changed-region xml:id="ct94365915582896" text:id="ct94365915582896">
          <text:insertion>
            <office:change-info>
              <dc:creator>Ray Lischner</dc:creator>
              <dc:date>2020-04-27T17:57:56</dc:date>
            </office:change-info>
          </text:insertion>
        </text:changed-region>
        <text:changed-region xml:id="ct94365842231456" text:id="ct94365842231456">
          <text:deletion>
            <office:change-info>
              <dc:creator>Ray Lischner</dc:creator>
              <dc:date>2020-04-04T01:51:46</dc:date>
            </office:change-info>
            <text:p text:style-name="Code"><text:span text:style-name="T19">2</text:span></text:p>
          </text:deletion>
        </text:changed-region>
        <text:changed-region xml:id="ct94365915469968" text:id="ct94365915469968">
          <text:deletion>
            <office:change-info>
              <dc:creator>Ray Lischner</dc:creator>
              <dc:date>2020-04-27T17:59:19</dc:date>
            </office:change-info>
            <text:p text:style-name="Code">iter = data.begin()</text:p>
          </text:deletion>
        </text:changed-region>
        <text:changed-region xml:id="ct94365828824080" text:id="ct94365828824080">
          <text:insertion>
            <office:change-info>
              <dc:creator>Ray Lischner</dc:creator>
              <dc:date>2020-04-27T17:57:56</dc:date>
            </office:change-info>
          </text:insertion>
        </text:changed-region>
        <text:changed-region xml:id="ct94365892514624" text:id="ct94365892514624">
          <text:deletion>
            <office:change-info>
              <dc:creator>Ray Lischner</dc:creator>
              <dc:date>2020-04-04T01:51:46</dc:date>
            </office:change-info>
            <text:p text:style-name="Code"><text:span text:style-name="T19">3</text:span></text:p>
          </text:deletion>
        </text:changed-region>
        <text:changed-region xml:id="ct94365714037408" text:id="ct94365714037408">
          <text:insertion>
            <office:change-info>
              <dc:creator>Ray Lischner</dc:creator>
              <dc:date>2020-04-27T17:57:57</dc:date>
            </office:change-info>
          </text:insertion>
        </text:changed-region>
        <text:changed-region xml:id="ct94365870894304" text:id="ct94365870894304">
          <text:deletion>
            <office:change-info>
              <dc:creator>Ray Lischner</dc:creator>
              <dc:date>2020-04-04T01:51:47</dc:date>
            </office:change-info>
            <text:p text:style-name="Code"><text:span text:style-name="T19">4</text:span></text:p>
          </text:deletion>
        </text:changed-region>
        <text:changed-region xml:id="ct94365804340896" text:id="ct94365804340896">
          <text:insertion>
            <office:change-info>
              <dc:creator>Ray Lischner</dc:creator>
              <dc:date>2020-04-27T17:57:58</dc:date>
            </office:change-info>
          </text:insertion>
        </text:changed-region>
        <text:changed-region xml:id="ct94365797552448" text:id="ct94365797552448">
          <text:deletion>
            <office:change-info>
              <dc:creator>Ray Lischner</dc:creator>
              <dc:date>2020-04-04T01:51:48</dc:date>
            </office:change-info>
            <text:p text:style-name="Code"><text:span text:style-name="T19">5</text:span></text:p>
          </text:deletion>
        </text:changed-region>
        <text:changed-region xml:id="ct94365855363072" text:id="ct94365855363072">
          <text:insertion>
            <office:change-info>
              <dc:creator>Ray Lischner</dc:creator>
              <dc:date>2020-04-27T17:57:58</dc:date>
            </office:change-info>
          </text:insertion>
        </text:changed-region>
        <text:changed-region xml:id="ct94365907180096" text:id="ct94365907180096">
          <text:deletion>
            <office:change-info>
              <dc:creator>Ray Lischner</dc:creator>
              <dc:date>2020-04-04T01:51:48</dc:date>
            </office:change-info>
            <text:p text:style-name="Code"><text:span text:style-name="T19">6</text:span></text:p>
          </text:deletion>
        </text:changed-region>
        <text:changed-region xml:id="ct94365828628656" text:id="ct94365828628656">
          <text:insertion>
            <office:change-info>
              <dc:creator>Ray Lischner</dc:creator>
              <dc:date>2020-04-27T17:57:59</dc:date>
            </office:change-info>
          </text:insertion>
        </text:changed-region>
        <text:changed-region xml:id="ct94365823701696" text:id="ct94365823701696">
          <text:deletion>
            <office:change-info>
              <dc:creator>Ray Lischner</dc:creator>
              <dc:date>2020-04-04T01:51:49</dc:date>
            </office:change-info>
            <text:p text:style-name="Code"><text:span text:style-name="T19">7</text:span></text:p>
          </text:deletion>
        </text:changed-region>
        <text:changed-region xml:id="ct94365713260000" text:id="ct94365713260000">
          <text:insertion>
            <office:change-info>
              <dc:creator>Ray Lischner</dc:creator>
              <dc:date>2020-04-27T17:58:00</dc:date>
            </office:change-info>
          </text:insertion>
        </text:changed-region>
        <text:changed-region xml:id="ct94365804870352" text:id="ct94365804870352">
          <text:deletion>
            <office:change-info>
              <dc:creator>Ray Lischner</dc:creator>
              <dc:date>2020-04-27T17:58:00</dc:date>
            </office:change-info>
            <text:p text:style-name="Code"><text:span text:style-name="T24">1</text:span></text:p>
          </text:deletion>
        </text:changed-region>
        <text:changed-region xml:id="ct94365878226624" text:id="ct94365878226624">
          <text:deletion>
            <office:change-info>
              <dc:creator>Ray Lischner</dc:creator>
              <dc:date>2020-04-04T01:51:51</dc:date>
            </office:change-info>
            <text:p text:style-name="Code"><text:span text:style-name="T19">8</text:span></text:p>
          </text:deletion>
        </text:changed-region>
        <text:changed-region xml:id="ct94365732649008" text:id="ct94365732649008">
          <text:insertion>
            <office:change-info>
              <dc:creator>Ray Lischner</dc:creator>
              <dc:date>2020-04-27T17:58:10</dc:date>
            </office:change-info>
          </text:insertion>
        </text:changed-region>
        <text:changed-region xml:id="ct94365810731264" text:id="ct94365810731264">
          <text:deletion>
            <office:change-info>
              <dc:creator>Ray Lischner</dc:creator>
              <dc:date>2020-04-04T01:51:55</dc:date>
            </office:change-info>
            <text:p text:style-name="Body_20_Text_20_Cont"><text:span text:style-name="T19">2</text:span></text:p>
          </text:deletion>
        </text:changed-region>
        <text:changed-region xml:id="ct94365699443024" text:id="ct94365699443024">
          <text:deletion>
            <office:change-info>
              <dc:creator>Ray Lischner</dc:creator>
              <dc:date>2020-04-27T17:48:36</dc:date>
            </office:change-info>
            <text:p text:style-name="P5">#include &lt;iostream&gt;</text:p>
          </text:deletion>
        </text:changed-region>
        <text:changed-region xml:id="ct94365712977696" text:id="ct94365712977696">
          <text:insertion>
            <office:change-info>
              <dc:creator>Ray Lischner</dc:creator>
              <dc:date>2020-04-27T17:48:36</dc:date>
            </office:change-info>
          </text:insertion>
        </text:changed-region>
        <text:changed-region xml:id="ct94365808638784" text:id="ct94365808638784">
          <text:deletion>
            <office:change-info>
              <dc:creator>Ray Lischner</dc:creator>
              <dc:date>2020-04-27T17:48:36</dc:date>
            </office:change-info>
            <text:p text:style-name="P5">#include &lt;vector&gt;</text:p>
          </text:deletion>
        </text:changed-region>
        <text:changed-region xml:id="ct94365906242864" text:id="ct94365906242864">
          <text:insertion>
            <office:change-info>
              <dc:creator>Ray Lischner</dc:creator>
              <dc:date>2020-04-27T17:48:36</dc:date>
            </office:change-info>
          </text:insertion>
        </text:changed-region>
        <text:changed-region xml:id="ct94365711331088" text:id="ct94365711331088">
          <text:deletion>
            <office:change-info>
              <dc:creator>Ray Lischner</dc:creator>
              <dc:date>2020-04-27T17:48:36</dc:date>
            </office:change-info>
            <text:p text:style-name="P5">#include &lt;iostream&gt;</text:p>
          </text:deletion>
        </text:changed-region>
        <text:changed-region xml:id="ct94365865575744" text:id="ct94365865575744">
          <text:insertion>
            <office:change-info>
              <dc:creator>Ray Lischner</dc:creator>
              <dc:date>2020-04-27T17:48:36</dc:date>
            </office:change-info>
          </text:insertion>
        </text:changed-region>
        <text:changed-region xml:id="ct94365792811136" text:id="ct94365792811136">
          <text:deletion>
            <office:change-info>
              <dc:creator>Ray Lischner</dc:creator>
              <dc:date>2020-04-27T17:48:36</dc:date>
            </office:change-info>
            <text:p text:style-name="P5">#include &lt;string&gt;</text:p>
          </text:deletion>
        </text:changed-region>
        <text:changed-region xml:id="ct94365740550640" text:id="ct94365740550640">
          <text:insertion>
            <office:change-info>
              <dc:creator>Ray Lischner</dc:creator>
              <dc:date>2020-04-27T17:48:36</dc:date>
            </office:change-info>
          </text:insertion>
        </text:changed-region>
        <text:changed-region xml:id="ct94365738666496" text:id="ct94365738666496">
          <text:insertion>
            <office:change-info>
              <dc:creator>Ray Lischner</dc:creator>
              <dc:date>2020-04-04T01:52:28</dc:date>
            </office:change-info>
          </text:insertion>
        </text:changed-region>
        <text:changed-region xml:id="ct94365886936416" text:id="ct94365886936416">
          <text:deletion>
            <office:change-info>
              <dc:creator>Ray Lischner</dc:creator>
              <dc:date>2020-04-04T01:52:27</dc:date>
            </office:change-info>
            <text:p text:style-name="Code"><text:span text:style-name="T19">emplace</text:span></text:p>
          </text:deletion>
        </text:changed-region>
        <text:changed-region xml:id="ct94365731983616" text:id="ct94365731983616">
          <text:insertion>
            <office:change-info>
              <dc:creator>Ray Lischner</dc:creator>
              <dc:date>2020-04-04T01:52:32</dc:date>
            </office:change-info>
          </text:insertion>
        </text:changed-region>
        <text:changed-region xml:id="ct94365915594048" text:id="ct94365915594048">
          <text:deletion>
            <office:change-info>
              <dc:creator>Ray Lischner</dc:creator>
              <dc:date>2020-04-04T01:52:32</dc:date>
            </office:change-info>
            <text:p text:style-name="Code"><text:span text:style-name="T19">emplac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change-start text:change-id="ct94365733377936"/>E X P L O R A T I O N <text:s/><text:span text:style-name="T20">1</text:span><text:span text:style-name="T21">2</text:span></text:p>
      <text:p text:style-name="P9"/>
      <text:p text:style-name="P7"></text:p>
      <text:p text:style-name="P8"><text:change-end text:change-id="ct94365733377936"/><office:annotation office:name="__Annotation__5308_1568925208" loext:resolved="false"><dc:creator>Michael Thomas</dc:creator><dc:date>2020-03-04T09:08:59.950000000</dc:date><text:p text:style-name="P15"><text:span text:style-name="T26">Good clean chapter. <text:s/>The document is easy to read and understand.</text:span></text:p>
<text:p text:style-name="P15"><text:span text:style-name="T26"/></text:p>
<text:p text:style-name="P15"><text:span text:style-name="T26">I am running Windows 10 and Visual Studio 2019 16.5.0 Preview 4</text:span></text:p>
<text:p text:style-name="P15"><text:span text:style-name="T26"/></text:p>
<text:p text:style-name="P15"><text:span text:style-name="T26">All links in the chapter work.</text:span></text:p>
</office:annotation>Conditions and Logic<office:annotation-end office:name="__Annotation__5308_1568925208"/></text:p>
      <text:p text:style-name="Body_20_Text_20_First"><text:change text:change-id="ct94365808238048"/>You first met the <text:span text:style-name="Code_20_Inline"><text:span text:style-name="T3">bool</text:span></text:span> type in Exploration 2. This type has two possible values: <text:span text:style-name="Code_20_Inline"><text:span text:style-name="T3">true</text:span></text:span> and <text:span text:style-name="Code_20_Inline"><text:span text:style-name="T3">false</text:span></text:span>, which are reserved keywords (unlike in C). Although most Explorations have not needed to use the <text:span text:style-name="Code_20_Inline"><text:span text:style-name="T3">bool</text:span></text:span> type, many have used logical expressions in loop and <text:span text:style-name="Code_20_Inline"><text:span text:style-name="T3">i</text:span></text:span><text:span text:style-name="Code_20_Inline">f</text:span>-statement conditions. This Exploration examines the many aspects of the <text:span text:style-name="Code_20_Inline"><text:span text:style-name="T3">bool</text:span></text:span> type and logical operators.</text:p>
      <text:h text:style-name="Heading_20_1" text:outline-level="1"><text:bookmark-start text:name="bool"/>I/O and bool</text:h>
      <text:h text:style-name="Heading_20_1" text:outline-level="1"/>
      <text:p text:style-name="Body_20_Text_20_First">C++ I/O streams<text:alphabetical-index-mark text:string-value="I/O streams"/> permit reading and writing <text:span text:style-name="Code_20_Inline"><text:span text:style-name="T3">bool</text:span></text:span> values. By default, streams treat them as numeric values: <text:span text:style-name="Code_20_Inline"><text:span text:style-name="T3">true</text:span></text:span> is <text:span text:style-name="Code_20_Inline"><text:span text:style-name="T3">1</text:span></text:span> and <text:span text:style-name="Code_20_Inline"><text:span text:style-name="T3">false</text:span></text:span> is <text:span text:style-name="Code_20_Inline"><text:span text:style-name="T3">0</text:span></text:span>. The manipulator <text:span text:style-name="Code_20_Inline"><text:span text:style-name="T3">std::boolalpha</text:span></text:span> (declared in <text:span text:style-name="Code_20_Inline"><text:span text:style-name="T3">&lt;ios&gt;</text:span></text:span>, so you get it for free from <text:span text:style-name="Code_20_Inline">&lt;iostream&gt;</text:span>) tells a<text:span text:style-name="T4"> </text:span>stream to interpret <text:span text:style-name="Code_20_Inline"><text:span text:style-name="T3">bool</text:span></text:span> values as <text:soft-page-break/>words. By default, the words are <text:span text:style-name="Code_20_Inline"><text:span text:style-name="T3">true</text:span></text:span> and <text:span text:style-name="Code_20_Inline"><text:span text:style-name="T3">false</text:span></text:span>. (In Exploration 18, you’ll discover how to use a<text:span text:style-name="T4"> </text:span>language other than English.) You use the <text:span text:style-name="Code_20_Inline"><text:span text:style-name="T3">std::boolalpha</text:span></text:span> manipulator the same way you do any other manipulator (as you saw in Exploration 8). For an input stream, use an input operator with the manipulator.</text:p>
      <text:p text:style-name="Body_20_Text_20_Cont"><text:span text:style-name="Strong_20_Emphasis"><text:span text:style-name="T6">Write a program that demonstrates how C++ formats and prints</text:span></text:span><text:span text:style-name="Strong_20_Emphasis"> </text:span><text:span text:style-name="Code_20_Inline"><text:span text:style-name="T1">bool</text:span></text:span><text:span text:style-name="Strong_20_Emphasis"><text:span text:style-name="T6"> values, numerically and textually.</text:span></text:span></text:p>
      <text:p text:style-name="Body_20_Text_20_Cont">Compare your program with Listing 12-1.</text:p>
      <text:p text:style-name="Code_20_Caption"><text:span text:style-name="T7">Listing</text:span><text:span text:style-name="T5"> </text:span><text:span text:style-name="T7">12</text:span><text:span text:style-name="T5">-</text:span><text:span text:style-name="T7">1.</text:span> Printing <text:span text:style-name="Code_20_Inline"><text:span text:style-name="T3">bool</text:span></text:span> Values</text:p>
      <text:p text:style-name="P5"><text:change text:change-id="ct94365789192032"/><text:change-start text:change-id="ct94365831113728"/>import &lt;iostream&gt;;<text:change-end text:change-id="ct94365831113728"/></text:p>
      <text:p text:style-name="Code"/>
      <text:p text:style-name="Code">int main()</text:p>
      <text:p text:style-name="Code">{</text:p>
      <text:p text:style-name="Code"><text:span text:style-name="T10"><text:s text:c="2"/></text:span>std::cout &lt;&lt; "true=" &lt;&lt; true &lt;&lt; '\n';</text:p>
      <text:p text:style-name="Code"><text:span text:style-name="T10"><text:s text:c="2"/></text:span>std::cout &lt;&lt; "false=" &lt;&lt; false &lt;&lt; '\n';</text:p>
      <text:p text:style-name="Code"><text:span text:style-name="T10"><text:s text:c="2"/></text:span>std::cout &lt;&lt; std::boolalpha;</text:p>
      <text:p text:style-name="Code"><text:span text:style-name="T10"><text:s text:c="2"/></text:span>std::cout &lt;&lt; "true=" &lt;&lt; true &lt;&lt; '\n';</text:p>
      <text:p text:style-name="Code"><text:span text:style-name="T10"><text:s text:c="2"/></text:span>std::cout &lt;&lt; "false=" &lt;&lt; false &lt;&lt; '\n';</text:p>
      <text:p text:style-name="Code">}</text:p>
      <text:p text:style-name="Body_20_Text_20_Cont"><text:span text:style-name="Strong_20_Emphasis">How do you think C++ handles </text:span><text:span text:style-name="Code_20_Inline"><text:span text:style-name="T2">bool</text:span></text:span><text:span text:style-name="Strong_20_Emphasis"> values for input?</text:span></text:p>
      <text:p text:style-name="Unnumbered_20_List">_____________________________________________________________</text:p>
      <text:p text:style-name="Body_20_Text_20_Cont"><text:span text:style-name="Strong_20_Emphasis">Write a program to test your assumptions. Were you correct?</text:span> ________________ <text:span text:style-name="Strong_20_Emphasis">Explain how an input stream handles </text:span><text:span text:style-name="Code_20_Inline"><text:span text:style-name="T2">bool</text:span></text:span><text:span text:style-name="Strong_20_Emphasis"> input:</text:span></text:p>
      <text:p text:style-name="Unnumbered_20_List">_____________________________________________________________</text:p>
      <text:p text:style-name="Unnumbered_20_List">_____________________________________________________________</text:p>
      <text:p text:style-name="Body_20_Text_20_Cont">By default, when an input stream has to read a <text:span text:style-name="Code_20_Inline"><text:span text:style-name="T3">bool</text:span></text:span> value, it actually reads an integer, and if the integer’s value is <text:span text:style-name="Code_20_Inline"><text:span text:style-name="T3">1</text:span></text:span>, the stream interprets that as true. The value <text:span text:style-name="Code_20_Inline"><text:span text:style-name="T3">0</text:span></text:span> is false, and any other value results in an error.</text:p>
      <text:p text:style-name="Body_20_Text_20_Cont">With the <text:span text:style-name="Code_20_Inline"><text:span text:style-name="T3">std::boolalpha</text:span></text:span> manipulator, the input stream requires the exact text <text:span text:style-name="Code_20_Inline"><text:span text:style-name="T3">true</text:span></text:span> or <text:span text:style-name="Code_20_Inline"><text:span text:style-name="T3">false</text:span></text:span>. Integers are not allowed, nor are any case differences. The input stream accepts only those exact words.</text:p>
      <text:p text:style-name="Body_20_Text_20_Cont">Use the <text:span text:style-name="Code_20_Inline"><text:span text:style-name="T3">std::noboolalpha</text:span></text:span> manipulator to revert to the default numeric Boolean values. Thus, you can mix alphabetic and numeric representations of <text:span text:style-name="Code_20_Inline"><text:span text:style-name="T3">bool</text:span></text:span> in a single stream, as follows:</text:p>
      <text:p text:style-name="Code"><text:soft-page-break/>bool a{true}, b{false};</text:p>
      <text:p text:style-name="Code">std::cin &gt;&gt; std::boolalpha &gt;&gt; a &gt;&gt; std::noboolalpha &gt;&gt; b;</text:p>
      <text:p text:style-name="Code">std::cout &lt;&lt; std::boolalpha &lt;&lt; a &lt;&lt; ' ' &lt;&lt; std::noboolalpha &lt;&lt; b;<text:change-start text:change-id="ct94365729191920"/></text:p>
      <text:p text:style-name="P6"><text:span text:style-name="T22">By default, </text:span><text:span text:style-name="Code_20_Inline"><text:span text:style-name="T23">std::format()</text:span></text:span><text:span text:style-name="T22"> converts a bool value to a string, like </text:span><text:span text:style-name="Code_20_Inline"><text:span text:style-name="T22">boolalpha</text:span></text:span><text:span text:style-name="T22">. You can also format a </text:span><text:span text:style-name="Code_20_Inline"><text:span text:style-name="T23">bool</text:span></text:span><text:span text:style-name="T22"> as an integer </text:span><text:change-end text:change-id="ct94365729191920"/><text:change-start text:change-id="ct94365821694656"/><text:span text:style-name="T18">to format the value </text:span><text:span text:style-name="Code_20_Inline"><text:span text:style-name="T23">0</text:span></text:span><text:span text:style-name="T18"> or </text:span><text:span text:style-name="Code_20_Inline"><text:span text:style-name="T23">1</text:span></text:span><text:span text:style-name="T18">.</text:span><text:change-end text:change-id="ct94365821694656"/><text:change-start text:change-id="ct94365848343664"/></text:p>
      <text:p text:style-name="P3">std::cout &lt;&lt; std::format("{} {:<text:span text:style-name="T22">d}</text:span>\n", a, b);<text:change-end text:change-id="ct94365848343664"/></text:p>
      <text:p text:style-name="Body_20_Text_20_Cont">Reading and writing <text:span text:style-name="Code_20_Inline"><text:span text:style-name="T3">bool</text:span></text:span> values does not actually occur all that often in most programs.</text:p>
      <text:h text:style-name="Heading_20_1" text:outline-level="1"><text:bookmark-start text:name="bool1"/><text:bookmark-end text:name="bool"/>Boolean Type<text:alphabetical-index-mark text:string-value="Boolean type"/></text:h>
      <text:p text:style-name="Body_20_Text_20_First">C++ automatically converts many different types to <text:span text:style-name="Code_20_Inline"><text:span text:style-name="T3">bool</text:span></text:span>, so you can use integers, I/O stream objects, and other values whenever you need a<text:span text:style-name="T4"> </text:span><text:span text:style-name="Code_20_Inline"><text:span text:style-name="T3">bool</text:span></text:span>, such as in a<text:span text:style-name="T4"> </text:span>loop or <text:span text:style-name="Code_20_Inline">if</text:span>-statement condition. You can see this for yourself in Listing<text:span text:style-name="T4"> </text:span>12<text:span text:style-name="T4">-</text:span>2.</text:p>
      <text:p text:style-name="Code_20_Caption"><text:span text:style-name="T7">Listing</text:span><text:span text:style-name="T5"> </text:span><text:span text:style-name="T7">12</text:span><text:span text:style-name="T5">-</text:span><text:span text:style-name="T7">2.</text:span> Automatic Type Conversion to <text:span text:style-name="Code_20_Inline"><text:span text:style-name="T3">bool</text:span></text:span></text:p>
      <text:p text:style-name="Code"><text:span text:style-name="T10"><text:s/></text:span>1 <text:change text:change-id="ct94365806401920"/><text:change-start text:change-id="ct94365712642048"/><text:span text:style-name="T16">import &lt;iostream&gt;;</text:span><text:change-end text:change-id="ct94365712642048"/></text:p>
      <text:p text:style-name="Code"><text:span text:style-name="T10"><text:s/></text:span>2 </text:p>
      <text:p text:style-name="Code"><text:span text:style-name="T10"><text:s/></text:span>3 int main()</text:p>
      <text:p text:style-name="Code"><text:span text:style-name="T10"><text:s/></text:span>4 {</text:p>
      <text:p text:style-name="Code"><text:span text:style-name="T10"><text:s/>5</text:span> <text:s text:c="2"/>if (true) <text:s text:c="7"/>std::cout &lt;&lt; "true\n";</text:p>
      <text:p text:style-name="Code"><text:span text:style-name="T10"><text:s/>6</text:span> <text:s text:c="2"/>if (false) <text:s text:c="6"/>std::cout &lt;&lt; "false\n";</text:p>
      <text:p text:style-name="Code"><text:span text:style-name="T10"><text:s/></text:span>7 <text:s text:c="2"/>if (42) <text:s text:c="9"/>std::cout &lt;&lt; "42\n";</text:p>
      <text:p text:style-name="Code"><text:span text:style-name="T10"><text:s/></text:span>8 <text:s text:c="2"/>if (0) <text:s text:c="10"/>std::cout &lt;&lt; "0\n";</text:p>
      <text:p text:style-name="Code"><text:span text:style-name="T10"><text:s/></text:span>9 <text:s text:c="2"/>if (42.4242) <text:s text:c="4"/>std::cout &lt;&lt; "42.4242\n";</text:p>
      <text:p text:style-name="Code">10 <text:s text:c="2"/>if (0.0) <text:s text:c="8"/>std::cout &lt;&lt; "0.0\n";</text:p>
      <text:p text:style-name="Code">11 <text:s text:c="2"/>if (-0.0) <text:s text:c="7"/>std::cout &lt;&lt; "-0.0\n";</text:p>
      <text:p text:style-name="Code">12 <text:s text:c="2"/>if (-1) <text:s text:c="9"/>std::cout &lt;&lt; "-1\n";</text:p>
      <text:p text:style-name="Code">13 <text:s text:c="2"/>if ('\0') <text:s text:c="7"/>std::cout &lt;&lt; "'\\0'\n";</text:p>
      <text:p text:style-name="Code">14 <text:s text:c="2"/>if ('\1') <text:s text:c="7"/>std::cout &lt;&lt; "'\\1'\n";</text:p>
      <text:p text:style-name="Code">15 <text:s text:c="2"/>if ("1") <text:s text:c="8"/>std::cout &lt;&lt; "\"1\"\n";</text:p>
      <text:p text:style-name="Code">16 <text:s text:c="2"/>if ("false") <text:s text:c="4"/>std::cout &lt;&lt; "\"false\"\n";</text:p>
      <text:p text:style-name="Code">17 <text:s text:c="2"/>if (std::cout) <text:s text:c="2"/>std::cout &lt;&lt; "std::cout\n";</text:p>
      <text:p text:style-name="Code">18 <text:s text:c="2"/>if (std::cin) <text:s text:c="3"/>std::cout &lt;&lt; "std::cin\n";</text:p>
      <text:p text:style-name="Code"><text:change text:change-id="ct94365728488544"/>19 }</text:p>
      <text:p text:style-name="Body_20_Text_20_Cont"><text:soft-page-break/><text:span text:style-name="Strong_20_Emphasis">Predict the output from Listing 12-2:</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
      <text:p text:style-name="Unnumbered_20_List">_____________________________________________________________</text:p>
      <text:p text:style-name="Body_20_Text_20_Cont">Check your answer. <text:span text:style-name="Strong_20_Emphasis"><text:span text:style-name="T6">Were you right?</text:span></text:span> ________________</text:p>
      <text:p text:style-name="Body_20_Text_20_Cont">You may have been fooled by lines 15 and 16. C++ does not interpret the contents of string literals to decide whether to convert the string to <text:span text:style-name="Code_20_Inline"><text:span text:style-name="T3">true</text:span></text:span> or <text:span text:style-name="Code_20_Inline"><text:span text:style-name="T3">false</text:span></text:span>. All character strings are <text:span text:style-name="Code_20_Inline"><text:span text:style-name="T3">true</text:span></text:span>, even empty ones. (The C++ language designers did not do this to be perverse. There’s a good reason that strings are <text:span text:style-name="Code_20_Inline"><text:span text:style-name="T3">true</text:span></text:span>, but you will have to learn quite a bit more C++ in order to understand why.)</text:p>
      <text:p text:style-name="Body_20_Text_20_Cont">On the other hand, character literals (lines 13 and 14) are completely different from string literals. The compiler converts the escape character <text:span text:style-name="Code_20_Inline"><text:span text:style-name="T3">'\0'</text:span></text:span>, which has numeric value zero, to <text:span text:style-name="Code_20_Inline"><text:span text:style-name="T3">false</text:span></text:span>. All other characters are <text:span text:style-name="Code_20_Inline"><text:span text:style-name="T3">true</text:span></text:span>.</text:p>
      <text:p text:style-name="Body_20_Text_20_Cont">Recall from many previous examples (especially in Exploration 3) that loop conditions often depend on an input operation. If the input succeeds, the loop condition is <text:span text:style-name="Code_20_Inline"><text:span text:style-name="T3">true</text:span></text:span>. What is actually happening is that C++ knows how to convert a stream object (such as <text:span text:style-name="Code_20_Inline"><text:span text:style-name="T3">std::cin</text:span></text:span>) to <text:span text:style-name="Code_20_Inline"><text:span text:style-name="T3">bool</text:span></text:span>. Every I/O stream keeps track of its internal state, and if any operation fails, the stream remembers that fact. When you convert a stream to <text:span text:style-name="Code_20_Inline"><text:span text:style-name="T3">bool</text:span></text:span>, if the stream is in a failure state, the result is <text:span text:style-name="Code_20_Inline"><text:span text:style-name="T3">false</text:span></text:span>. Not all complex types can be converted to <text:span text:style-name="Code_20_Inline"><text:span text:style-name="T3">bool</text:span></text:span>, however.</text:p>
      <text:p text:style-name="Body_20_Text_20_Cont"><text:span text:style-name="Strong_20_Emphasis">What do you expect to happen when you compile and run Listing 12-3?</text:span></text:p>
      <text:p text:style-name="Unnumbered_20_List">_____________________________________________________________</text:p>
      <text:p text:style-name="Code_20_Caption"><text:change-start text:change-id="ct94365787832720"/><text:soft-page-break/><text:span text:style-name="T7"><text:hidden-text text:condition="ooow:" text:string-value=".cxx" text:is-hidden="true"/></text:span><text:change-end text:change-id="ct94365787832720"/><text:span text:style-name="T7">Listing</text:span><text:span text:style-name="T5"> </text:span><text:span text:style-name="T7">12</text:span><text:span text:style-name="T5">-</text:span><text:span text:style-name="T7">3.</text:span> Converting a<text:span text:style-name="T4"> </text:span><text:span text:style-name="Code_20_Inline"><text:span text:style-name="T3">std::string</text:span></text:span> to <text:span text:style-name="Code_20_Inline"><text:span text:style-name="T3">bool</text:span></text:span></text:p>
      <text:p text:style-name="P5"><text:change text:change-id="ct94365786358720"/><text:change-start text:change-id="ct94365714433712"/>import &lt;iostream&gt;;<text:change-end text:change-id="ct94365714433712"/></text:p>
      <text:p text:style-name="P5"><text:change text:change-id="ct94365714934048"/><text:change-start text:change-id="ct94365797948000"/>import &lt;string&gt;;<text:change-end text:change-id="ct94365797948000"/></text:p>
      <text:p text:style-name="Code"/>
      <text:p text:style-name="Code">int main()</text:p>
      <text:p text:style-name="Code">{</text:p>
      <text:p text:style-name="Code"><text:span text:style-name="T10"><text:s text:c="2"/></text:span>std::string empty{};</text:p>
      <text:p text:style-name="P1"/>
      <text:p text:style-name="Code"><text:span text:style-name="T10"><text:s text:c="2"/></text:span>if (empty)</text:p>
      <text:p text:style-name="Code"><text:span text:style-name="T10"><text:s text:c="4"/></text:span>std::cout &lt;&lt; "empty is true\n";</text:p>
      <text:p text:style-name="Code"><text:span text:style-name="T10"><text:s text:c="2"/></text:span>else</text:p>
      <text:p text:style-name="Code"><text:span text:style-name="T10"><text:s text:c="4"/></text:span>std::cout &lt;&lt; "empty is false\n";</text:p>
      <text:p text:style-name="Code"><text:change text:change-id="ct94365742659808"/></text:p>
      <text:p text:style-name="Code">}</text:p>
      <text:p text:style-name="Body_20_Text_20_Cont"><office:annotation office:name="__Annotation__5866_1568925208" loext:resolved="false"><dc:creator>Michael Thomas</dc:creator><dc:date>2020-03-04T09:46:59.870000000</dc:date><text:p text:style-name="P15"><text:span text:style-name="T28">Visual Studio does have the same error.</text:span></text:p>
</office:annotation>The compiler reports an error, because it does not know how to convert <text:span text:style-name="Code_20_Inline"><text:span text:style-name="T3">std::string</text:span></text:span> to <text:span text:style-name="Code_20_Inline"><text:span text:style-name="T3">bool</text:span></text:span>.<office:annotation-end office:name="__Annotation__5866_1568925208"/></text:p>
      <text:p text:style-name="Note_2f_Tip_2f_Caution"><text:span text:style-name="Dingbat_20_Symbol"><text:span text:style-name="T9"></text:span></text:span>Note<text:tab/>Although an <text:span text:style-name="Code_20_Inline">istream</text:span> knows how to convert an input string to <text:span text:style-name="Code_20_Inline">bool</text:span>, the <text:span text:style-name="Code_20_Inline">std::string</text:span> type lacks the information it needs to interpret the string. Without knowledge of the string’s context, it is unrealistic to ask a string to interpret text, such as “true<text:span text:style-name="T4">,</text:span>” “vrai<text:span text:style-name="T4">,</text:span>” or “richtig<text:span text:style-name="T4">.</text:span>”<text:change text:change-id="ct94365850295760"/></text:p>
      <text:p text:style-name="Body_20_Text_20_Cont">What about <text:span text:style-name="Code_20_Inline"><text:span text:style-name="T3">std::vector</text:span></text:span>? <text:span text:style-name="Strong_20_Emphasis"><text:span text:style-name="T6">Do you think C++ defines a conversion from </text:span></text:span><text:span text:style-name="Strong_20_Emphasis"><text:span text:style-name="T13">std::vector</text:span></text:span><text:span text:style-name="Strong_20_Emphasis"><text:span text:style-name="T6"> to bool?</text:span></text:span> ________________. <text:span text:style-name="T7">Write a program to test your hypothesis.</text:span> <text:span text:style-name="Strong_20_Emphasis"><text:span text:style-name="T6">What is your conclusion?</text:span></text:span></text:p>
      <text:p text:style-name="Body_20_Text_20_Cont">_____________________________________________________________</text:p>
      <text:p text:style-name="Body_20_Text_20_Cont">This is another case in which no general solution is feasible. Should an empty vector be <text:span text:style-name="Code_20_Inline"><text:span text:style-name="T3">false</text:span></text:span>, whereas all others are <text:span text:style-name="Code_20_Inline"><text:span text:style-name="T3">true</text:span></text:span>? Maybe a <text:span text:style-name="Code_20_Inline"><text:span text:style-name="T3">std::vector&lt;bool&gt;</text:span></text:span> that contains only <text:span text:style-name="Code_20_Inline"><text:span text:style-name="T3">false</text:span></text:span> elements should be <text:span text:style-name="Code_20_Inline"><text:span text:style-name="T3">false</text:span></text:span>. Only the application programmer can make these decisions, so the C++ library designers wisely chose not to make them for you; therefore, you cannot convert <text:span text:style-name="Code_20_Inline"><text:span text:style-name="T3">std::vector</text:span></text:span> to <text:span text:style-name="Code_20_Inline"><text:span text:style-name="T3">bool</text:span></text:span>. However, there are ways of obtaining the desired result by calling member functions.</text:p>
      <text:h text:style-name="Heading_20_1" text:outline-level="1"><text:bookmark-start text:name="logic"/><text:bookmark-end text:name="bool1"/><text:soft-page-break/>Logic Operators<text:alphabetical-index-mark text:string-value="Logical operators"/></text:h>
      <text:p text:style-name="Body_20_Text_20_First">Real-world conditions are often more complicated than merely converting a<text:span text:style-name="T4"> </text:span>single value to <text:span text:style-name="Code_20_Inline"><text:span text:style-name="T3">bool</text:span></text:span>. To accommodate this, C++ offers the usual logical operators: <text:span text:style-name="Code_20_Inline"><text:span text:style-name="T3">and</text:span></text:span>, <text:span text:style-name="Code_20_Inline"><text:span text:style-name="T3">or</text:span></text:span>, and <text:span text:style-name="Code_20_Inline"><text:span text:style-name="T3">not</text:span></text:span> (which are reserved keywords). They have their usual meaning from mathematical logic, namely that <text:span text:style-name="Code_20_Inline"><text:span text:style-name="T3">and</text:span></text:span> is <text:span text:style-name="Code_20_Inline"><text:span text:style-name="T3">false</text:span></text:span><text:span text:style-name="T4">, </text:span>unless both operands are <text:span text:style-name="Code_20_Inline"><text:span text:style-name="T3">true;</text:span></text:span> <text:span text:style-name="Code_20_Inline"><text:span text:style-name="T3">or</text:span></text:span> is <text:span text:style-name="Code_20_Inline"><text:span text:style-name="T3">true</text:span></text:span><text:span text:style-name="T4">, </text:span>unless both operands are <text:span text:style-name="Code_20_Inline"><text:span text:style-name="T3">false;</text:span></text:span> and <text:span text:style-name="Code_20_Inline"><text:span text:style-name="T3">not</text:span></text:span> inverts the value of its operand.</text:p>
      <text:p text:style-name="Body_20_Text_20_Cont">More important, however, is that the built-in <text:span text:style-name="Code_20_Inline"><text:span text:style-name="T3">and</text:span></text:span> and <text:span text:style-name="Code_20_Inline"><text:span text:style-name="T3">or</text:span></text:span> operators do not evaluate their right-hand operand, unless they have to. The <text:span text:style-name="Code_20_Inline"><text:span text:style-name="T3">and</text:span></text:span> operator must evaluate its right-hand operand only if the left-hand operand is <text:span text:style-name="Code_20_Inline"><text:span text:style-name="T3">true</text:span></text:span>. (If the left-hand operand is <text:span text:style-name="Code_20_Inline"><text:span text:style-name="T3">false</text:span></text:span>, the entire expression is <text:span text:style-name="Code_20_Inline"><text:span text:style-name="T3">false</text:span></text:span>, and there is no need to evaluate the right-hand operand.) Similarly, the <text:span text:style-name="Code_20_Inline"><text:span text:style-name="T3">or</text:span></text:span> operator evaluates its right-hand operand only if the left-hand operand is <text:span text:style-name="Code_20_Inline"><text:span text:style-name="T3">true</text:span></text:span>. Stopping the evaluation early like this is known as <text:span text:style-name="T14">s</text:span><text:span text:style-name="T15">hort-circuiting</text:span><text:alphabetical-index-mark text:string-value="short-circuiting" text:key1="Logical operators"/>.</text:p>
      <text:p text:style-name="Body_20_Text_20_Cont">For example, suppose you are writing a simple loop to examine all the elements of a vector to determine whether they are all equal to zero. The loop ends when you reach the end of the vector or when you find an element not equal to zero.</text:p>
      <text:p text:style-name="Body_20_Text_20_Cont"><text:span text:style-name="Strong_20_Emphasis">Write a program that reads numbers into a vector, searches the vector for a nonzero element, and prints a message about whether the vector is all zero.</text:span></text:p>
      <text:p text:style-name="Body_20_Text_20_Cont">You can solve this problem without using a logical operator, but try to use one, just for practice. Take a look at Listing 12-4, to see one way to solve this problem.</text:p>
      <text:p text:style-name="Code_20_Caption"><text:span text:style-name="T7">Listing</text:span><text:span text:style-name="T5"> </text:span><text:span text:style-name="T7">12</text:span><text:span text:style-name="T5">-</text:span><text:span text:style-name="T7">4.</text:span> Using Short-Circuiting to Test for Non<text:span text:style-name="T4">z</text:span>ero Vector Elements<text:alphabetical-index-mark text:string-value="non-zZero vector elements" text:key1="Logical operators"/></text:p>
      <text:p text:style-name="P4"><text:span text:style-name="T10"><text:s/></text:span>1 <text:change text:change-id="ct94365823701456"/><text:change-start text:change-id="ct94365830708496"/><text:span text:style-name="T16">import &lt;</text:span><text:span text:style-name="T17">algorithm</text:span><text:span text:style-name="T16">&gt;;</text:span><text:change-end text:change-id="ct94365830708496"/></text:p>
      <text:p text:style-name="Code"><text:span text:style-name="T10"><text:s/></text:span>2 <text:change text:change-id="ct94365822953136"/><text:change-start text:change-id="ct94365844803232"/><text:span text:style-name="T16">import &lt;</text:span><text:span text:style-name="T17">iostream</text:span><text:span text:style-name="T16">&gt;;</text:span><text:change-end text:change-id="ct94365844803232"/><text:change-start text:change-id="ct94365844803472"/></text:p>
      <text:p text:style-name="Code"><text:span text:style-name="T16"><text:s/></text:span><text:span text:style-name="T17">3 import &lt;iterator&gt;;</text:span><text:change-end text:change-id="ct94365844803472"/><text:change-start text:change-id="ct94365804341184"/></text:p>
      <text:p text:style-name="P2"><text:s/><text:span text:style-name="T24">4</text:span> <text:change-end text:change-id="ct94365804341184"/><text:change-start text:change-id="ct94365797552208"/><text:span text:style-name="T16">import &lt;ranges&gt;;</text:span><text:change-end text:change-id="ct94365797552208"/></text:p>
      <text:p text:style-name="Code"><text:span text:style-name="T10"><text:s/></text:span><text:change-start text:change-id="ct94365700668528"/><text:span text:style-name="T12">5</text:span><text:change-end text:change-id="ct94365700668528"/><text:change text:change-id="ct94365700668768"/> <text:change text:change-id="ct94365790181952"/><text:change-start text:change-id="ct94365790182192"/><text:span text:style-name="T16">import &lt;vector&gt;;</text:span><text:change-end text:change-id="ct94365790182192"/></text:p>
      <text:p text:style-name="Code"><text:span text:style-name="T10"><text:s/></text:span><text:change-start text:change-id="ct94365855363360"/><text:span text:style-name="T12">6</text:span><text:change-end text:change-id="ct94365855363360"/><text:change text:change-id="ct94365907179856"/> </text:p>
      <text:p text:style-name="Code"><text:span text:style-name="T10"><text:s/></text:span><text:change-start text:change-id="ct94365820066032"/><text:span text:style-name="T12">7</text:span><text:change-end text:change-id="ct94365820066032"/><text:change text:change-id="ct94365820066272"/> int main()</text:p>
      <text:p text:style-name="Code"><text:span text:style-name="T10"><text:s/></text:span><text:change-start text:change-id="ct94365728470208"/><text:span text:style-name="T12">8</text:span><text:change-end text:change-id="ct94365728470208"/><text:change text:change-id="ct94365714110944"/> {</text:p>
      <text:p text:style-name="Code"><text:span text:style-name="T10"><text:s/></text:span><text:change-start text:change-id="ct94365715539312"/><text:span text:style-name="T12">9</text:span><text:change-end text:change-id="ct94365715539312"/><text:change text:change-id="ct94365715539552"/> <text:s text:c="2"/>std::vector&lt;int&gt; data{};</text:p>
      <text:p text:style-name="Code"><text:change-start text:change-id="ct94365796361856"/><text:span text:style-name="T12">10</text:span><text:change-end text:change-id="ct94365796361856"/><text:change text:change-id="ct94365874689392"/><text:change text:change-id="ct94365874689152"/><office:annotation office:name="__Annotation__5872_1568925208" loext:resolved="false"><dc:creator>Michael Thomas</dc:creator><dc:date>2020-03-04T09:49:50.650000000</dc:date><text:p text:style-name="P15"><text:span text:style-name="T29">Visual Studio does not yet support ranges. This code does not build.</text:span></text:p>
</office:annotation> <text:s text:c="2"/><text:span text:style-name="T16">std::ranges::copy</text:span>(std::ranges::istream_view&lt;int&gt;(std::cin),</text:p>
      <text:p text:style-name="Code"><text:change-start text:change-id="ct94365804870112"/><text:span text:style-name="T11">1</text:span><text:change-end text:change-id="ct94365804870112"/><text:change-start text:change-id="ct94365823619792"/><text:span text:style-name="T12">1</text:span><text:change-end text:change-id="ct94365823619792"/><text:change text:change-id="ct94365839352208"/> <text:s text:c="14"/>std::<text:span text:style-name="T16">back_inserter(data));</text:span><office:annotation-end office:name="__Annotation__5872_1568925208"/></text:p>
      <text:p text:style-name="Code">1<text:change-start text:change-id="ct94365791571232"/><text:span text:style-name="T24">2</text:span><text:change-end text:change-id="ct94365791571232"/><text:change text:change-id="ct94365904813696"/> </text:p>
      <text:p text:style-name="Code">1<text:change-start text:change-id="ct94365793896176"/><text:span text:style-name="T24">3</text:span><text:change-end text:change-id="ct94365793896176"/><text:change text:change-id="ct94365738484848"/> <text:s text:c="2"/><text:span text:style-name="T16">auto</text:span> iter{<text:change-start text:change-id="ct94365810152624"/><text:span text:style-name="T25">data.begin()</text:span><text:change-end text:change-id="ct94365810152624"/>}, end{data.end()};</text:p>
      <text:p text:style-name="Code">1<text:change-start text:change-id="ct94365915582896"/><text:span text:style-name="T24">4</text:span><text:change-end text:change-id="ct94365915582896"/><text:change text:change-id="ct94365842231456"/> <text:s text:c="2"/>for (<text:change text:change-id="ct94365915469968"/>; iter != end and *iter == 0; ++iter)</text:p>
      <text:p text:style-name="Code">1<text:change-start text:change-id="ct94365828824080"/><text:span text:style-name="T24">5</text:span><text:change-end text:change-id="ct94365828824080"/><text:change text:change-id="ct94365892514624"/> <text:s text:c="4"/>/*empty*/;</text:p>
      <text:p text:style-name="Code"><text:soft-page-break/>1<text:change-start text:change-id="ct94365714037408"/><text:span text:style-name="T24">6</text:span><text:change-end text:change-id="ct94365714037408"/><text:change text:change-id="ct94365870894304"/> <text:s text:c="2"/>if (iter == end)</text:p>
      <text:p text:style-name="Code">1<text:change-start text:change-id="ct94365804340896"/><text:span text:style-name="T24">7</text:span><text:change-end text:change-id="ct94365804340896"/><text:change text:change-id="ct94365797552448"/> <text:s text:c="4"/>std::cout &lt;&lt; "data contains all zeroes\n";</text:p>
      <text:p text:style-name="Code">1<text:change-start text:change-id="ct94365855363072"/><text:span text:style-name="T24">8</text:span><text:change-end text:change-id="ct94365855363072"/><text:change text:change-id="ct94365907180096"/> <text:s text:c="2"/>else</text:p>
      <text:p text:style-name="Code">1<text:change-start text:change-id="ct94365828628656"/><text:span text:style-name="T24">9</text:span><text:change-end text:change-id="ct94365828628656"/><text:change text:change-id="ct94365823701696"/> <text:s text:c="4"/>std::cout &lt;&lt; "data does not contain all zeroes\n";</text:p>
      <text:p text:style-name="Code"><text:change-start text:change-id="ct94365713260000"/><text:span text:style-name="T24">20</text:span><text:change-end text:change-id="ct94365713260000"/><text:change text:change-id="ct94365804870352"/><text:change text:change-id="ct94365878226624"/> }</text:p>
      <text:p text:style-name="Body_20_Text_20_Cont">Line 1<text:change-start text:change-id="ct94365732649008"/><text:span text:style-name="T25">4</text:span><text:change-end text:change-id="ct94365732649008"/><text:change text:change-id="ct94365810731264"/> is the key. The iterator advances over the vector and tests for zero-valued elements.</text:p>
      <text:p text:style-name="Body_20_Text_20_Cont"><text:span text:style-name="Strong_20_Emphasis">What happens when the iterator reaches the end of the vector?</text:span></text:p>
      <text:p text:style-name="Unnumbered_20_List">_____________________________________________________________</text:p>
      <text:p text:style-name="Body_20_Text_20_Cont">The condition <text:span text:style-name="Code_20_Inline"><text:span text:style-name="T3">iter</text:span></text:span> <text:span text:style-name="Code_20_Inline"><text:span text:style-name="T3">!=</text:span></text:span> <text:span text:style-name="Code_20_Inline"><text:span text:style-name="T3">end</text:span></text:span> becomes <text:span text:style-name="Code_20_Inline"><text:span text:style-name="T3">false</text:span></text:span> at the end of the vector. Because of short-circuiting, C++ never evaluates the <text:span text:style-name="Code_20_Inline"><text:span text:style-name="T3">*iter</text:span></text:span> <text:span text:style-name="Code_20_Inline"><text:span text:style-name="T3">==</text:span></text:span> <text:span text:style-name="Code_20_Inline"><text:span text:style-name="T3">0</text:span></text:span> part of the expression, which is good.</text:p>
      <text:p text:style-name="Body_20_Text_20_Cont"><text:span text:style-name="Strong_20_Emphasis">Why is this good? What would happen if short-circuiting did not take place?</text:span></text:p>
      <text:p text:style-name="Unnumbered_20_List">_____________________________________________________________</text:p>
      <text:p text:style-name="Unnumbered_20_List">_____________________________________________________________</text:p>
      <text:p text:style-name="Body_20_Text_20_Cont">Imagine that <text:span text:style-name="Code_20_Inline"><text:span text:style-name="T3">iter</text:span></text:span> <text:span text:style-name="Code_20_Inline"><text:span text:style-name="T3">!=</text:span></text:span> <text:span text:style-name="Code_20_Inline"><text:span text:style-name="T3">end</text:span></text:span> is <text:span text:style-name="Code_20_Inline"><text:span text:style-name="T3">false</text:span></text:span>; in other words, the value of <text:span text:style-name="Code_20_Inline"><text:span text:style-name="T3">iter</text:span></text:span> is <text:span text:style-name="Code_20_Inline"><text:span text:style-name="T3">end</text:span></text:span>. That means <text:span text:style-name="Code_20_Inline"><text:span text:style-name="T3">*iter</text:span></text:span> is just like <text:span text:style-name="Code_20_Inline"><text:span text:style-name="T3">*end</text:span></text:span>, which is bad—really bad. You are not allowed to dereference the one-past-the-end iterator. If you are lucky, it would crash your program. If you are unlucky, your program would continue to run, but with completely unpredictable and erroneous data, and, therefore, unpredictable and erroneous results.</text:p>
      <text:p text:style-name="Body_20_Text_20_Cont">Short-circuiting guarantees<text:alphabetical-index-mark text:string-value="short-circuiting guarantees" text:key1="Logical operators"/> that C++ will not evaluate <text:span text:style-name="Code_20_Inline"><text:span text:style-name="T3">*iter</text:span></text:span> when <text:span text:style-name="Code_20_Inline"><text:span text:style-name="T3">iter</text:span></text:span> equals <text:span text:style-name="Code_20_Inline"><text:span text:style-name="T3">end</text:span></text:span>, which means <text:span text:style-name="Code_20_Inline"><text:span text:style-name="T3">iter</text:span></text:span> will always be valid when the program dereferences it, which is good. Some languages (such as Ada) use different operators for short-circuiting and non–short-circuiting operations. C++ does not. The built-in logical operators always perform short-circuiting, so you never accidentally use non–short-circuiting when you intended to use the short-circuiting operator<text:alphabetical-index-mark text:string-value="Short-circuiting operator"/>.</text:p>
      <text:h text:style-name="Heading_20_1" text:outline-level="1"><text:bookmark-end text:name="logic"/>Old-Fashioned Syntax</text:h>
      <text:p text:style-name="Body_20_Text_20_First">The logical operators have symbolic versions<text:alphabetical-index-mark text:string-value="symbolic versions" text:key1="Logical operators"/>: <text:span text:style-name="Code_20_Inline"><text:span text:style-name="T3">&amp;&amp;</text:span></text:span> for <text:span text:style-name="Code_20_Inline"><text:span text:style-name="T3">and</text:span></text:span>, <text:span text:style-name="Code_20_Inline"><text:span text:style-name="T3">||</text:span></text:span> for <text:span text:style-name="Code_20_Inline"><text:span text:style-name="T3">or</text:span></text:span>, and <text:span text:style-name="Code_20_Inline"><text:span text:style-name="T3">!</text:span></text:span> for <text:span text:style-name="Code_20_Inline"><text:span text:style-name="T3">not</text:span></text:span>. The keywords are clearer, easier to read, easier to understand, and less error-prone. That’s right, less error-prone. You see, <text:span text:style-name="Code_20_Inline"><text:span text:style-name="T3">&amp;&amp;</text:span></text:span> means <text:span text:style-name="Code_20_Inline"><text:span text:style-name="T3">and</text:span></text:span>, but <text:span text:style-name="Code_20_Inline"><text:span text:style-name="T3">&amp;</text:span></text:span> is also an operator. Similarly, <text:span text:style-name="Code_20_Inline"><text:span text:style-name="T3">|</text:span></text:span> is a<text:span text:style-name="T4"> </text:span><text:soft-page-break/>valid operator. Thus, if you accidentally write <text:span text:style-name="Code_20_Inline"><text:span text:style-name="T3">&amp;</text:span></text:span> instead of <text:span text:style-name="Code_20_Inline"><text:span text:style-name="T3">&amp;&amp;</text:span></text:span>, your program will compile and even run. It might seem to run correctly for a<text:span text:style-name="T4"> </text:span>while, but it will eventually fail<text:span text:style-name="T4">,</text:span> because <text:span text:style-name="Code_20_Inline"><text:span text:style-name="T3">&amp;</text:span></text:span> and <text:span text:style-name="Code_20_Inline"><text:span text:style-name="T3">&amp;&amp;</text:span></text:span> mean different things. (You’ll learn about <text:span text:style-name="Code_20_Inline"><text:span text:style-name="T3">&amp;</text:span></text:span> and <text:span text:style-name="Code_20_Inline"><text:span text:style-name="T3">|</text:span></text:span> later in this book.) New C++ programmers aren’t the only ones to make this mistake. <office:annotation office:name="__Annotation__5879_1568925208" loext:resolved="false"><dc:creator>Michael Thomas</dc:creator><dc:date>2020-03-04T09:52:12</dc:date><text:p text:style-name="P15"><text:span text:style-name="T28">This is a very easy error to make. </text:span></text:p>
<text:p text:style-name="P15"><text:span text:style-name="T28"/></text:p>
<text:p text:style-name="P15"><text:span text:style-name="T28">The Author properly describes the reasons the error occurs.</text:span></text:p>
</office:annotation>I’ve seen highly experienced C++ programmers write <text:span text:style-name="Code_20_Inline"><text:span text:style-name="T3">&amp;</text:span></text:span> when they mean <text:span text:style-name="Code_20_Inline"><text:span text:style-name="T3">&amp;&amp;</text:span></text:span><text:span text:style-name="T4">, </text:span>or <text:span text:style-name="Code_20_Inline"><text:span text:style-name="T3">|</text:span></text:span> instead of <text:span text:style-name="Code_20_Inline"><text:span text:style-name="T3">||</text:span></text:span>. Avoid this error by using only the keyword logical operators.<office:annotation-end office:name="__Annotation__5879_1568925208"/></text:p>
      <text:p text:style-name="Body_20_Text_20_Cont">I was hesitant about even mentioning the symbolic operators, but I can’t ignore them. Many C++ programs use the symbolic operators instead of the keyword equivalents. These C++ programmers, having grown up with the symbols, prefer to continue to use the symbols rather than the keywords. This is your chance to become a trendsetter. Eschew the old-fashioned, harder-to-read, harder-to-understand, error-prone symbols and embrace the keywords.</text:p>
      <text:h text:style-name="Heading_20_1" text:outline-level="1">Comparison Operators</text:h>
      <text:p text:style-name="Body_20_Text_20_First">The built-in comparison operators always yield <text:span text:style-name="Code_20_Inline"><text:span text:style-name="T3">bool</text:span></text:span> results, regardless of their operands. You have already seen <text:span text:style-name="Code_20_Inline"><text:span text:style-name="T3">==</text:span></text:span> and <text:span text:style-name="Code_20_Inline"><text:span text:style-name="T3">!=</text:span></text:span> for equality and inequality. You also saw <text:span text:style-name="Code_20_Inline"><text:span text:style-name="T3">&lt;</text:span></text:span> for less than, and you can guess that <text:span text:style-name="Code_20_Inline"><text:span text:style-name="T3">&gt;</text:span></text:span> means greater than. Similarly, you probably already know that <text:span text:style-name="Code_20_Inline"><text:span text:style-name="T3">&lt;=</text:span></text:span> means less<text:span text:style-name="T4"> </text:span>than<text:span text:style-name="T4"> </text:span>or<text:span text:style-name="T4"> </text:span>equal and <text:span text:style-name="Code_20_Inline"><text:span text:style-name="T3">&gt;=</text:span></text:span> means greater<text:span text:style-name="T4"> </text:span>than<text:span text:style-name="T4"> </text:span>or<text:span text:style-name="T4"> </text:span>equal.</text:p>
      <text:p text:style-name="Body_20_Text_20_Cont">These operators produce the expected results when you use them with numeric operands. You can even use them with vectors of numeric types.</text:p>
      <text:p text:style-name="Body_20_Text_20_Cont"><text:span text:style-name="Strong_20_Emphasis"><text:span text:style-name="T6">Write a program that demonstrates how </text:span></text:span><text:span text:style-name="Code_20_Inline"><text:span text:style-name="T1">&lt;</text:span></text:span><text:span text:style-name="Strong_20_Emphasis"><text:span text:style-name="T6"> works with a vector of</text:span></text:span><text:span text:style-name="Strong_20_Emphasis"> </text:span><text:span text:style-name="Strong_20_Emphasis"><text:span text:style-name="T13">int</text:span></text:span><text:span text:style-name="Strong_20_Emphasis">.</text:span> (If you’re having trouble writing the program, take a look at Listing 12-5.) <text:span text:style-name="Strong_20_Emphasis"><text:span text:style-name="T6">What are the rules that govern </text:span></text:span><text:span text:style-name="Code_20_Inline"><text:span text:style-name="T2">&lt;</text:span></text:span><text:span text:style-name="Strong_20_Emphasis"><text:span text:style-name="T6"> for a vecto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 compares vectors at the element level. That is, the first elements of two vectors are compared. If one element is smaller than the other, its vector is considered less than the other. If one vector is a prefix of the other (that is, the vectors are identical up to the length of the shorter vector), the shorter vector is less than the longer one.</text:p>
      <text:p text:style-name="Code_20_Caption"><text:soft-page-break/><text:span text:style-name="T7">Listing</text:span><text:span text:style-name="T5"> </text:span><text:span text:style-name="T7">12</text:span><text:span text:style-name="T5">-</text:span><text:span text:style-name="T7">5.</text:span> Comparing Vectors</text:p>
      <text:p text:style-name="P5"><text:change text:change-id="ct94365699443024"/><text:change-start text:change-id="ct94365712977696"/>import &lt;iostream&gt;;<text:change-end text:change-id="ct94365712977696"/></text:p>
      <text:p text:style-name="P5"><text:change text:change-id="ct94365808638784"/><text:change-start text:change-id="ct94365906242864"/>import &lt;vector&gt;;<text:change-end text:change-id="ct94365906242864"/></text:p>
      <text:p text:style-name="Code"/>
      <text:p text:style-name="Code">int main()</text:p>
      <text:p text:style-name="Code">{</text:p>
      <text:p text:style-name="Code"><text:span text:style-name="T10"><text:s text:c="3"/></text:span>std::vector&lt;int&gt; a{ 10, 20, 30 }, <text:s/>b{ 10, 20, 30 };</text:p>
      <text:p text:style-name="Code"/>
      <text:p text:style-name="Code"><text:span text:style-name="T10"><text:s text:c="3"/></text:span>if (a != b) std::cout &lt;&lt; "wrong: a != b\n";</text:p>
      <text:p text:style-name="Code"><text:span text:style-name="T10"><text:s text:c="3"/></text:span>if (a &lt; b) <text:s/>std::cout &lt;&lt; "wrong: a &lt; b\n";</text:p>
      <text:p text:style-name="Code"><text:span text:style-name="T10"><text:s text:c="3"/></text:span>if (a &gt; b) <text:s/>std::cout &lt;&lt; "wrong: a &gt; b\n";</text:p>
      <text:p text:style-name="Code"><text:span text:style-name="T10"><text:s text:c="3"/></text:span>if (a == b) std::cout &lt;&lt; "okay: a == b\n";</text:p>
      <text:p text:style-name="Code"><text:span text:style-name="T10"><text:s text:c="3"/></text:span>if (a &gt;= b) std::cout &lt;&lt; "okay: a &gt;= b\n";</text:p>
      <text:p text:style-name="Code"><text:span text:style-name="T10"><text:s text:c="3"/></text:span>if (a &lt;= b) std::cout &lt;&lt; "okay: a &lt;= b\n";</text:p>
      <text:p text:style-name="Code"/>
      <text:p text:style-name="Code"><text:span text:style-name="T10"><text:s text:c="3"/></text:span>a.emplace_back(40);</text:p>
      <text:p text:style-name="Code"><text:span text:style-name="T10"><text:s text:c="3"/></text:span>if (a != b) std::cout &lt;&lt; "okay: a != b\n";</text:p>
      <text:p text:style-name="Code"><text:span text:style-name="T10"><text:s text:c="3"/></text:span>if (a &lt; b) <text:s/>std::cout &lt;&lt; "wrong: a &lt; b\n";</text:p>
      <text:p text:style-name="Code"><text:span text:style-name="T10"><text:s text:c="3"/></text:span>if (a &gt; b) <text:s/>std::cout &lt;&lt; "okay: a &gt; b\n";</text:p>
      <text:p text:style-name="Code"><text:span text:style-name="T10"><text:s text:c="3"/></text:span>if (a == b) std::cout &lt;&lt; "wrong: a == b\n";</text:p>
      <text:p text:style-name="Code"><text:span text:style-name="T10"><text:s text:c="3"/></text:span>if (a &gt;= b) std::cout &lt;&lt; "okay: a &gt;= b\n";</text:p>
      <text:p text:style-name="Code"><text:span text:style-name="T10"><text:s text:c="3"/></text:span>if (a &lt;= b) std::cout &lt;&lt; "wrong: a &lt;= b\n";</text:p>
      <text:p text:style-name="Code"/>
      <text:p text:style-name="Code"><text:span text:style-name="T10"><text:s text:c="3"/></text:span>b.emplace_back(42);</text:p>
      <text:p text:style-name="Code"><text:span text:style-name="T10"><text:s text:c="3"/></text:span>if (a != b) std::cout &lt;&lt; "okay: a != b\n";</text:p>
      <text:p text:style-name="Code"><text:span text:style-name="T10"><text:s text:c="3"/></text:span>if (a &lt; b) <text:s/>std::cout &lt;&lt; "okay: a &lt; b\n";</text:p>
      <text:p text:style-name="Code"><text:span text:style-name="T10"><text:s text:c="3"/></text:span>if (a &gt; b) <text:s/>std::cout &lt;&lt; "wrong: a &gt; b\n";</text:p>
      <text:p text:style-name="Code"><text:span text:style-name="T10"><text:s text:c="3"/></text:span>if (a == b) std::cout &lt;&lt; "wrong: a == b\n";</text:p>
      <text:p text:style-name="Code"><text:span text:style-name="T10"><text:s text:c="3"/></text:span>if (a &gt;= b) std::cout &lt;&lt; "wrong: a &gt;= b\n";</text:p>
      <text:p text:style-name="Code"><text:span text:style-name="T10"><text:s text:c="3"/></text:span>if (a &lt;= b) std::cout &lt;&lt; "okay: a &lt;= b\n";</text:p>
      <text:p text:style-name="Code">}</text:p>
      <text:p text:style-name="Body_20_Text_20_Cont">C++ uses the same rules when comparing <text:span text:style-name="Code_20_Inline"><text:span text:style-name="T3">std::string</text:span></text:span> types, but not when comparing two character string literals.</text:p>
      <text:p text:style-name="Body_20_Text_20_Cont"><text:span text:style-name="Strong_20_Emphasis"><text:span text:style-name="T6">Write a program that demonstrates how C++ compares two </text:span></text:span><text:span text:style-name="Code_20_Inline"><text:span text:style-name="T8">std::string</text:span></text:span><text:span text:style-name="Strong_20_Emphasis"><text:span text:style-name="T6"> objects by comparing their contents.</text:span></text:span></text:p>
      <text:p text:style-name="Body_20_Text_20_Cont"><text:bookmark-start text:name="com"/>Compare your solution with mine in Listing 12-6.</text:p>
      <text:p text:style-name="Code_20_Caption"><text:span text:style-name="T7">Listing</text:span><text:span text:style-name="T5"> </text:span><text:span text:style-name="T7">12</text:span><text:span text:style-name="T5">-</text:span><text:span text:style-name="T7">6.</text:span> Demonstrating How C++ Compares Strings<text:alphabetical-index-mark text:string-value="string comparison" text:key1="Comparison operators"/></text:p>
      <text:p text:style-name="P5"><text:change text:change-id="ct94365711331088"/><text:change-start text:change-id="ct94365865575744"/>import &lt;iostream&gt;;<text:change-end text:change-id="ct94365865575744"/></text:p>
      <text:p text:style-name="P5"><text:change text:change-id="ct94365792811136"/><text:change-start text:change-id="ct94365740550640"/>import &lt;string&gt;;<text:change-end text:change-id="ct94365740550640"/></text:p>
      <text:p text:style-name="Code"/>
      <text:p text:style-name="Code">int main()</text:p>
      <text:p text:style-name="Code">{</text:p>
      <text:p text:style-name="Code"><text:soft-page-break/><text:span text:style-name="T10"><text:s text:c="3"/></text:span>std::string a{"abc"}, b{"abc"};</text:p>
      <text:p text:style-name="Code"><text:span text:style-name="T10"><text:s text:c="3"/></text:span>if (a != b) std::cout &lt;&lt; "wrong: abc != abc\n";</text:p>
      <text:p text:style-name="Code"><text:span text:style-name="T10"><text:s text:c="3"/></text:span>if (a &lt; b) <text:s/>std::cout &lt;&lt; "wrong: abc &lt; abc\n";</text:p>
      <text:p text:style-name="Code"><text:span text:style-name="T10"><text:s text:c="3"/></text:span>if (a &gt; b) <text:s/>std::cout &lt;&lt; "wrong: abc &gt; abc\n";</text:p>
      <text:p text:style-name="Code"><text:span text:style-name="T10"><text:s text:c="3"/></text:span>if (a == b) std::cout &lt;&lt; "okay: abc == abc\n";</text:p>
      <text:p text:style-name="Code"><text:span text:style-name="T10"><text:s text:c="3"/></text:span>if (a &gt;= b) std::cout &lt;&lt; "okay: abc &gt;= abc\n";</text:p>
      <text:p text:style-name="Code"><text:span text:style-name="T10"><text:s text:c="3"/></text:span>if (a &lt;= b) std::cout &lt;&lt; "okay: abc &lt;= abc\n";</text:p>
      <text:p text:style-name="Code"/>
      <text:p text:style-name="Code"><text:span text:style-name="T10"><text:s text:c="3"/></text:span><office:annotation office:name="__Annotation__5890_1568925208" loext:resolved="false"><dc:creator>Michael Thomas</dc:creator><dc:date>2020-03-04T09:56:25.500000000</dc:date><text:p text:style-name="P15"><text:span text:style-name="T27">This line generates an error.</text:span></text:p>
<text:p text:style-name="P15"><text:span text:style-name="T27"/></text:p>
<text:p text:style-name="P16"><text:span text:style-name="T27">Severity</text:span></text:p>
<text:p text:style-name="P16"><text:span text:style-name="T27">Code</text:span></text:p>
<text:p text:style-name="P16"><text:span text:style-name="T27">Description</text:span></text:p>
<text:p text:style-name="P16"><text:span text:style-name="T27">Project</text:span></text:p>
<text:p text:style-name="P16"><text:span text:style-name="T27">File</text:span></text:p>
<text:p text:style-name="P16"><text:span text:style-name="T27">Line</text:span></text:p>
<text:p text:style-name="P16"><text:span text:style-name="T27">Suppression State</text:span></text:p>
<text:p text:style-name="P16"><text:span text:style-name="T27">Error</text:span></text:p>
<text:p text:style-name="P16"><text:span text:style-name="T27">C2039</text:span></text:p>
<text:p text:style-name="P16"><text:span text:style-name="T27">'emplace_back': is not a member of 'std::basic_string&lt;char,std::char_traits&lt;char&gt;,std::allocator&lt;char&gt;&gt;'</text:span></text:p>
<text:p text:style-name="P16"><text:span text:style-name="T27"/></text:p>
</office:annotation>a.<text:change-start text:change-id="ct94365738666496"/><text:span text:style-name="T19">push</text:span><text:change-end text:change-id="ct94365738666496"/><text:change text:change-id="ct94365886936416"/>_back('d');<office:annotation-end office:name="__Annotation__5890_1568925208"/></text:p>
      <text:p text:style-name="Code"><text:span text:style-name="T10"><text:s text:c="3"/></text:span>if (a != b) std::cout &lt;&lt; "okay: abcd != abc\n";</text:p>
      <text:p text:style-name="Code"><text:span text:style-name="T10"><text:s text:c="3"/></text:span>if (a &lt; b) <text:s/>std::cout &lt;&lt; "wrong: abcd &lt; abc\n";</text:p>
      <text:p text:style-name="Code"><text:span text:style-name="T10"><text:s text:c="3"/></text:span>if (a &gt; b) <text:s/>std::cout &lt;&lt; "okay: abcd &gt; abc\n";</text:p>
      <text:p text:style-name="Code"><text:span text:style-name="T10"><text:s text:c="3"/></text:span>if (a == b) std::cout &lt;&lt; "wrong: abcd == abc\n";</text:p>
      <text:p text:style-name="Code"><text:span text:style-name="T10"><text:s text:c="3"/></text:span>if (a &gt;= b) std::cout &lt;&lt; "okay: abcd &gt;= abc\n";</text:p>
      <text:p text:style-name="Code"><text:span text:style-name="T10"><text:s text:c="3"/></text:span>if (a &lt;= b) std::cout &lt;&lt; "wrong: abcd &lt;= abc\n";</text:p>
      <text:p text:style-name="Code"/>
      <text:p text:style-name="Code"><text:span text:style-name="T10"><text:s text:c="2"/></text:span><office:annotation office:name="__Annotation__5901_1568925208" loext:resolved="false"><dc:creator>Michael Thomas</dc:creator><dc:date>2020-03-04T09:57:21</dc:date><text:p text:style-name="P15"><text:span text:style-name="T27">This line generates an error.</text:span></text:p>
<text:p text:style-name="P15"><text:span text:style-name="T27"/></text:p>
<text:p text:style-name="P16"><text:span text:style-name="T27">Severity</text:span></text:p>
<text:p text:style-name="P16"><text:span text:style-name="T27">Code</text:span></text:p>
<text:p text:style-name="P16"><text:span text:style-name="T27">Description</text:span></text:p>
<text:p text:style-name="P16"><text:span text:style-name="T27">Project</text:span></text:p>
<text:p text:style-name="P16"><text:span text:style-name="T27">File</text:span></text:p>
<text:p text:style-name="P16"><text:span text:style-name="T27">Line</text:span></text:p>
<text:p text:style-name="P16"><text:span text:style-name="T27">Suppression State</text:span></text:p>
<text:p text:style-name="P16"><text:span text:style-name="T27">Error</text:span></text:p>
<text:p text:style-name="P16"><text:span text:style-name="T27">C2039</text:span></text:p>
<text:p text:style-name="P16"><text:span text:style-name="T27">'emplace_back': is not a member of 'std::basic_string&lt;char,std::char_traits&lt;char&gt;,std::allocator&lt;char&gt;&gt;'</text:span></text:p>
<text:p text:style-name="P16"><text:span text:style-name="T27"/></text:p>
<text:p text:style-name="P16"><text:span text:style-name="T27"/></text:p>
<text:p><text:span text:style-name="T27"/></text:p>
<text:p text:style-name="P15"><text:span text:style-name="T27"/></text:p>
</office:annotation><text:span text:style-name="T10"><text:s/></text:span>b.<text:change-start text:change-id="ct94365731983616"/><text:span text:style-name="T19">push</text:span><text:change-end text:change-id="ct94365731983616"/><text:change text:change-id="ct94365915594048"/>_back('e');<office:annotation-end office:name="__Annotation__5901_1568925208"/></text:p>
      <text:p text:style-name="Code"><text:span text:style-name="T10"><text:s text:c="3"/></text:span>if (a != b) std::cout &lt;&lt; "okay: abcd != abce\n";</text:p>
      <text:p text:style-name="Code"><text:span text:style-name="T10"><text:s text:c="3"/></text:span>if (a &lt; b) <text:s/>std::cout &lt;&lt; "okay: abcd &lt; abce\n";</text:p>
      <text:p text:style-name="Code"><text:span text:style-name="T10"><text:s text:c="3"/></text:span>if (a &gt; b) <text:s/>std::cout &lt;&lt; "wrong: abcd &gt; abce\n";</text:p>
      <text:p text:style-name="Code"><text:span text:style-name="T10"><text:s text:c="3"/></text:span>if (a == b) std::cout &lt;&lt; "wrong: abcd == abce\n";</text:p>
      <text:p text:style-name="Code"><text:span text:style-name="T10"><text:s text:c="3"/></text:span>if (a &gt;= b) std::cout &lt;&lt; "wrong: abcd &gt;= abce\n";</text:p>
      <text:p text:style-name="Code"><text:span text:style-name="T10"><text:s text:c="3"/></text:span>if (a &lt;= b) std::cout &lt;&lt; "okay: abcd &lt;= abce\n";</text:p>
      <text:p text:style-name="Code">}</text:p>
      <text:p text:style-name="Body_20_Text_20_Cont">Testing how C++ compares quoted string literals is more difficult. Instead of using the contents of the string, the compiler uses the location of the strings in memory, which is a detail of the compiler’s internal workings and has no bearing on anything practical. Thus, unless you know how the compiler works, you cannot predict how it will compare two quoted strings. In other words, don’t do that. Make sure you create <text:span text:style-name="Code_20_Inline"><text:span text:style-name="T3">std::string</text:span></text:span> objects before you compare strings. It’s okay if only one operand is <text:span text:style-name="Code_20_Inline"><text:span text:style-name="T3">std::string</text:span></text:span>. The other can be a quoted string literal, and the compiler knows how to compare the <text:span text:style-name="Code_20_Inline">std::string</text:span> with the literal, as demonstrated in the following example:</text:p>
      <text:p text:style-name="Code">if ("help" &gt; "hello") std::cout &lt;&lt; "Bad. Bad. Bad. Don’t do this!\n";</text:p>
      <text:p text:style-name="Code">if (std::string("help") &gt; "hello") std::cout &lt;&lt; "this works\n";</text:p>
      <text:p text:style-name="Code">if ("help" &gt; std::string("hello")) std::cout &lt;&lt; "this also works\n";</text:p>
      <text:p text:style-name="Code">if (std::string("help") &gt; std::string("hello")) std::cout &lt;&lt; "and this works\n";</text:p>
      <text:p text:style-name="P11">The next Exploration does not relate directly to Boolean logic and conditions. Instead, it shows how to write compound statements, which you need in order to write any kind of useful conditional statement.<text:bookmark-end text:name="com"/><text:bookmark text:name="Ref_Chapter"/></text:p>
      <text:p text:style-name="Text_20_body"/>
      <text:p text:style-name="Text_20_body"><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Segoe UI1" svg:font-family="'Segoe UI'" style:font-family-generic="swiss"/>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1"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zxx" fo:country="none" fo:font-style="italic" style:language-asian="zxx"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HTML_20_Typewriter" style:display-name="HTML Typewriter" style:family="text">
      <style:text-properties style:font-name="Courier" fo:font-family="Courier, 'Courier New'" style:font-family-generic="modern" fo:font-size="10pt" style:font-name-asian="Times New Roman" style:font-family-asian="'Times New Roman'" style:font-family-generic-asian="roman" style:font-pitch-asian="variable" style:font-size-asian="10pt" style:font-name-complex="Courier" style:font-family-complex="Courier, 'Courier New'" style:font-family-generic-complex="modern" style:font-size-complex="10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20</dc:title>
    <meta:initial-creator>BPR</meta:initial-creator>
    <meta:creation-date>2013-08-07T23:39:00</meta:creation-date>
    <dc:creator>Ray Lischner</dc:creator>
    <dc:date>2020-05-06T13:21:20.885970144</dc:date>
    <meta:print-date>2009-03-19T10:05:00</meta:print-date>
    <meta:editing-cycles>26</meta:editing-cycles>
    <meta:editing-duration>PT21H41M17S</meta:editing-duration>
    <meta:generator>LibreOffice/6.4.2.2$Linux_X86_64 LibreOffice_project/40$Build-2</meta:generator>
    <meta:document-statistic meta:table-count="0" meta:image-count="0" meta:object-count="0" meta:page-count="11" meta:paragraph-count="197" meta:word-count="2591" meta:character-count="16418" meta:non-whitespace-character-count="13691"/>
    <meta:user-defined meta:name="Chapter Number">12</meta:user-defined>
    <meta:user-defined meta:name="ContentType">Document</meta:user-defined>
  </office:meta>
</office:document-meta>
</file>